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064b0" officeooo:paragraph-rsid="001064b0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064b0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0f58d9" officeooo:paragraph-rsid="000f58d9"/>
    </style:style>
    <style:style style:name="P6" style:family="paragraph" style:parent-style-name="Text_20_body">
      <style:text-properties officeooo:rsid="00129a09" officeooo:paragraph-rsid="00129a09"/>
    </style:style>
    <style:style style:name="P7" style:family="paragraph" style:parent-style-name="Text_20_body">
      <style:text-properties officeooo:rsid="00180de1" officeooo:paragraph-rsid="00180de1"/>
    </style:style>
    <style:style style:name="P8" style:family="paragraph" style:parent-style-name="Text_20_body">
      <style:text-properties officeooo:paragraph-rsid="0018eff0"/>
    </style:style>
    <style:style style:name="P9" style:family="paragraph" style:parent-style-name="Text_20_body">
      <style:text-properties officeooo:rsid="001a9bcf" officeooo:paragraph-rsid="001a9bcf"/>
    </style:style>
    <style:style style:name="P10" style:family="paragraph" style:parent-style-name="Text_20_body">
      <style:text-properties officeooo:rsid="001c2c7b" officeooo:paragraph-rsid="001c2c7b"/>
    </style:style>
    <style:style style:name="P11" style:family="paragraph" style:parent-style-name="Text_20_body">
      <style:text-properties officeooo:paragraph-rsid="001ba94d"/>
    </style:style>
    <style:style style:name="P12" style:family="paragraph" style:parent-style-name="Text_20_body">
      <style:text-properties officeooo:paragraph-rsid="001c2c7b"/>
    </style:style>
    <style:style style:name="P13" style:family="paragraph" style:parent-style-name="Text_20_body">
      <style:text-properties officeooo:rsid="001ca169" officeooo:paragraph-rsid="001ca169"/>
    </style:style>
    <style:style style:name="T1" style:family="text">
      <style:text-properties officeooo:rsid="00036890"/>
    </style:style>
    <style:style style:name="T2" style:family="text">
      <style:text-properties officeooo:rsid="000ad043"/>
    </style:style>
    <style:style style:name="T3" style:family="text">
      <style:text-properties officeooo:rsid="000b2c65"/>
    </style:style>
    <style:style style:name="T4" style:family="text">
      <style:text-properties style:font-name="Liberation Sans" fo:font-size="28pt" fo:font-weight="bold" officeooo:rsid="00122edd" style:font-name-asian="PingFang SC" style:font-size-asian="28pt" style:font-weight-asian="bold" style:font-name-complex="Arial Unicode MS" style:font-size-complex="2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eff0"/>
    </style:style>
    <style:style style:name="T7" style:family="text">
      <style:text-properties officeooo:rsid="00129a09"/>
    </style:style>
    <style:style style:name="T8" style:family="text">
      <style:text-properties officeooo:rsid="001ba94d"/>
    </style:style>
    <style:style style:name="T9" style:family="text">
      <style:text-properties officeooo:rsid="001c2c7b"/>
    </style:style>
    <style:style style:name="T10" style:family="text">
      <style:text-properties officeooo:rsid="001ca1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kirac<text:span text:style-name="T4">er</text:span>8000</text:p>
      <text:p text:style-name="Subtitle">Project Plan</text:p>
      <text:h text:style-name="Heading_20_1" text:outline-level="1">Timeline</text:h>
      <text:list xml:id="list1358395622" text:style-name="L1">
        <text:list-item>
          <text:p text:style-name="P3"><text:span text:style-name="T1">May 28 – Understanding problem scope, research APIs: </text:span>MediaWiki API<text:span text:style-name="T1">, Design, scaffolding, setting up dev environment. Ask questions!!</text:span></text:p>
        </text:list-item>
        <text:list-item>
          <text:p text:style-name="P2">May 29 – Researching, implementation</text:p>
        </text:list-item>
        <text:list-item>
          <text:p text:style-name="P2">May 30 – Researching, implementation</text:p>
        </text:list-item>
        <text:list-item>
          <text:p text:style-name="P2">May 31 – Implementation, Testing, packaging</text:p>
        </text:list-item>
        <text:list-item>
          <text:p text:style-name="P2">June 01 – Marketing material preparation, <text:span text:style-name="T2">UI (Nice to have), </text:span>polishing</text:p>
        </text:list-item>
      </text:list>
      <text:h text:style-name="Heading_20_1" text:outline-level="1"><text:span text:style-name="T3">T</text:span>hings we need</text:h>
      <text:list xml:id="list3126377630" text:style-name="L2">
        <text:list-item>
          <text:p text:style-name="P4">API ping / alive end point</text:p>
        </text:list-item>
        <text:list-item>
          <text:p text:style-name="P4">API key for accessing the api</text:p>
        </text:list-item>
        <text:list-item>
          <text:p text:style-name="P4">REST API basics – express.js / helmet and stuff</text:p>
        </text:list-item>
        <text:list-item>
          <text:p text:style-name="P5">Make sure <text:span text:style-name="T5">make test</text:span> works :-)</text:p>
        </text:list-item>
      </text:list>
      <text:h text:style-name="Heading_20_1" text:outline-level="1">Timesheet</text:h>
      <text:p text:style-name="P1">May 28 – 4 hours: <text:span text:style-name="T1">Understanding problem scope, research APIs: </text:span>MediaWiki API<text:span text:style-name="T1">, Design, scaffolding, setting up dev environment.</text:span></text:p>
      <text:p text:style-name="P8"><text:span text:style-name="T7">May 29 – Play around with the MediaWiki API and see its capabilities. Implement first draft client. Design and test out a first-take solution that works.</text:span></text:p>
      <text:p text:style-name="P10">May 30</text:p>
      <text:p text:style-name="P12"><text:span text:style-name="T6">Questions: </text:span></text:p>
      <text:p text:style-name="P13">Test it out: Brute force pick first title go depth first search all the way.</text:p>
      <text:p text:style-name="P12"><text:span text:style-name="T9">Is there a way to query linked titles using keyword/prefix?</text:span></text:p>
      <text:p text:style-name="P9">If not, we could retrieve all the links and search keyword</text:p>
      <text:p text:style-name="P10">If not found, maybe we could look up the category/topics for the keyword and searcg</text:p>
      <text:p text:style-name="P11"><text:span text:style-name="T8">If nothing related, then just either randomly pick 1 or pick first one</text:span></text:p>
      <text:p text:style-name="P10"><text:soft-page-break/><text:span text:style-name="T10">Test it out: </text:span>What is the maximum concurrency limit to query MediaWiki API? How many parallel calls can we make at a time?</text:p>
      <text:p text:style-name="P6"/>
      <text:h text:style-name="Heading_20_1" text:outline-level="1">Room for Improvement</text:h>
      <text:p text:style-name="P7">Reduce duplication in Dockerfile and Dockerfile.test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8T11:12:02.330365282</meta:creation-date>
    <dc:date>2020-05-29T22:45:50.926052494</dc:date>
    <meta:editing-duration>PT9H43M16S</meta:editing-duration>
    <meta:editing-cycles>19</meta:editing-cycles>
    <meta:generator>LibreOffice/6.3.6.2$MacOSX_X86_64 LibreOffice_project/2196df99b074d8a661f4036fca8fa0cbfa33a497</meta:generator>
    <meta:document-statistic meta:table-count="0" meta:image-count="0" meta:object-count="0" meta:page-count="2" meta:paragraph-count="26" meta:word-count="224" meta:character-count="1347" meta:non-whitespace-character-count="1149"/>
  </office:meta>
</office:document-meta>
</file>